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scripts/>
  <office:font-face-decls>
    <style:font-face style:name="StarSymbol" svg:font-family="StarSymbol" style:font-charset="x-symbol"/>
    <style:font-face style:name="Tahoma" svg:font-family="Tahoma" style:font-charset="x-symbol"/>
    <style:font-face style:name="Tahoma2" svg:font-family="Tahoma"/>
    <style:font-face style:name="Arial" svg:font-family="Arial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3" style:family="table">
      <style:table-properties style:width="6.0153in" fo:margin-left="-0.0146in" fo:margin-right="-0.0007in" table:align="margins"/>
    </style:style>
    <style:style style:name="Table3.A" style:family="table-column">
      <style:table-column-properties style:column-width="0.3951in" style:rel-column-width="569*"/>
    </style:style>
    <style:style style:name="Table3.B" style:family="table-column">
      <style:table-column-properties style:column-width="0.5972in" style:rel-column-width="860*"/>
    </style:style>
    <style:style style:name="Table3.C" style:family="table-column">
      <style:table-column-properties style:column-width="0.5694in" style:rel-column-width="820*"/>
    </style:style>
    <style:style style:name="Table3.D" style:family="table-column">
      <style:table-column-properties style:column-width="1.0944in" style:rel-column-width="1576*"/>
    </style:style>
    <style:style style:name="Table3.E" style:family="table-column">
      <style:table-column-properties style:column-width="0.5722in" style:rel-column-width="824*"/>
    </style:style>
    <style:style style:name="Table3.F" style:family="table-column">
      <style:table-column-properties style:column-width="0.6299in" style:rel-column-width="907*"/>
    </style:style>
    <style:style style:name="Table3.G" style:family="table-column">
      <style:table-column-properties style:column-width="0.584in" style:rel-column-width="841*"/>
    </style:style>
    <style:style style:name="Table3.H" style:family="table-column">
      <style:table-column-properties style:column-width="0.5549in" style:rel-column-width="799*"/>
    </style:style>
    <style:style style:name="Table3.I" style:family="table-column">
      <style:table-column-properties style:column-width="0.4639in" style:rel-column-width="668*"/>
    </style:style>
    <style:style style:name="Table3.J" style:family="table-column">
      <style:table-column-properties style:column-width="0.5194in" style:rel-column-width="748*"/>
    </style:style>
    <style:style style:name="Table3.A1" style:family="table-cell">
      <style:table-cell-properties fo:padding="0.0382in" fo:border-left="0.0007in solid #000000" fo:border-right="none" fo:border-top="0.0007in solid #000000" fo:border-bottom="0.0139in solid #000000"/>
    </style:style>
    <style:style style:name="Table3.J1" style:family="table-cell">
      <style:table-cell-properties fo:padding="0.0382in" fo:border-left="0.0007in solid #000000" fo:border-right="0.0007in solid #000000" fo:border-top="0.0007in solid #000000" fo:border-bottom="0.0139in solid #000000"/>
    </style:style>
    <style:style style:name="Table3.A2" style:family="table-cell" style:data-style-name="N0">
      <style:table-cell-properties style:vertical-align="top" fo:padding="0.0382in" fo:border-left="0.0007in solid #000000" fo:border-right="none" fo:border-top="none" fo:border-bottom="0.0139in solid #000000"/>
    </style:style>
    <style:style style:name="Table3.B2" style:family="table-cell">
      <style:table-cell-properties style:vertical-align="top" fo:padding="0.0382in" fo:border-left="0.0007in solid #000000" fo:border-right="none" fo:border-top="none" fo:border-bottom="0.0139in solid #000000"/>
    </style:style>
    <style:style style:name="Table3.D2.1" style:family="table-column">
      <style:table-column-properties style:column-width="0.6458in" style:rel-column-width="930*"/>
    </style:style>
    <style:style style:name="Table3.D2.2" style:family="table-column">
      <style:table-column-properties style:column-width="0.4438in" style:rel-column-width="639*"/>
    </style:style>
    <style:style style:name="Table3.D2.3" style:family="table-column">
      <style:table-column-properties style:column-width="0.5729in" style:rel-column-width="825*"/>
    </style:style>
    <style:style style:name="Table3.D2.1.1" style:family="table-cell">
      <style:table-cell-properties fo:padding="0.0382in" fo:border-left="0.0007in solid #000000" fo:border-right="none" fo:border-top="none" fo:border-bottom="0.0139in solid #000000"/>
    </style:style>
    <style:style style:name="Table3.D2.5.1" style:family="table-cell" style:data-style-name="N0">
      <style:table-cell-properties style:vertical-align="top" fo:background-color="#ffffff" fo:padding="0.0382in" fo:border-left="0.0007in solid #000000" fo:border-right="none" fo:border-top="none" fo:border-bottom="0.0139in solid #000000">
        <style:background-image/>
      </style:table-cell-properties>
    </style:style>
    <style:style style:name="Table3.D2.8.1" style:family="table-cell" style:data-style-name="N0">
      <style:table-cell-properties style:vertical-align="top" fo:background-color="#ffffff" fo:padding="0.0382in" fo:border-left="0.0007in solid #000000" fo:border-right="0.0007in solid #000000" fo:border-top="none" fo:border-bottom="0.0139in solid #000000">
        <style:background-image/>
      </style:table-cell-properties>
    </style:style>
    <style:style style:name="Table3.D2.8.3" style:family="table-cell">
      <style:table-cell-properties style:vertical-align="top" fo:background-color="#ffffff" fo:padding="0.0382in" fo:border-left="0.0007in solid #000000" fo:border-right="0.0007in solid #000000" fo:border-top="none" fo:border-bottom="0.0139in solid #000000">
        <style:background-image/>
      </style:table-cell-properties>
    </style:style>
    <style:style style:name="Table3.D2.8.4" style:family="table-cell" style:data-style-name="N0">
      <style:table-cell-properties style:vertical-align="top" fo:padding="0.0382in" fo:border-left="0.0007in solid #000000" fo:border-right="0.0007in solid #000000" fo:border-top="none" fo:border-bottom="0.0139in solid #000000"/>
    </style:style>
    <style:style style:name="Table3.D3.8.3" style:family="table-cell">
      <style:table-cell-properties style:vertical-align="top" fo:padding="0.0382in" fo:border-left="0.0007in solid #000000" fo:border-right="0.0007in solid #000000" fo:border-top="none" fo:border-bottom="0.0139in solid #000000"/>
    </style:style>
    <style:style style:name="Table3.D3.8.4" style:family="table-cell">
      <style:table-cell-properties fo:padding="0.0382in" fo:border-left="0.0007in solid #000000" fo:border-right="0.0007in solid #000000" fo:border-top="none" fo:border-bottom="0.0139in solid #000000"/>
    </style:style>
    <style:style style:name="Table3.A4.1" style:family="table-row">
      <style:table-row-properties style:min-row-height="1.0694in"/>
    </style:style>
    <style:style style:name="Table3.A4.1.3" style:family="table-cell" style:data-style-name="N0">
      <style:table-cell-properties style:vertical-align="top" fo:padding="0.0382in" fo:border-left="0.0007in solid #000000" fo:border-right="none" fo:border-top="none" fo:border-bottom="0.0007in solid #000000"/>
    </style:style>
    <style:style style:name="Table3.B4.1.1" style:family="table-cell" style:data-style-name="N10">
      <style:table-cell-properties style:vertical-align="top" fo:padding="0.0382in" fo:border-left="0.0007in solid #000000" fo:border-right="none" fo:border-top="none" fo:border-bottom="0.0139in solid #000000"/>
    </style:style>
    <style:style style:name="Table3.B4.1.3" style:family="table-cell" style:data-style-name="N10">
      <style:table-cell-properties style:vertical-align="top" fo:padding="0.0382in" fo:border-left="0.0007in solid #000000" fo:border-right="none" fo:border-top="none" fo:border-bottom="0.0007in solid #000000"/>
    </style:style>
    <style:style style:name="Table3.D4.9" style:family="table-row">
      <style:table-row-properties style:min-row-height="0.2674in"/>
    </style:style>
    <style:style style:name="Table3.D4.1.12" style:family="table-cell">
      <style:table-cell-properties fo:padding="0.0382in" fo:border-left="0.0007in solid #000000" fo:border-right="none" fo:border-top="none" fo:border-bottom="0.0007in solid #000000"/>
    </style:style>
    <style:style style:name="Table3.D4.8.1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3" style:family="paragraph" style:parent-style-name="Default_20_Text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Table_20_Heading">
      <style:text-properties style:use-window-font-color="true" fo:font-size="10pt" fo:background-color="transparent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fo:font-size="10pt" fo:background-color="transparent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fo:font-size="10pt" fo:font-weight="bold" fo:background-color="transparent" style:font-weight-asian="bold" style:font-weight-complex="bold"/>
    </style:style>
    <style:style style:name="P7" style:family="paragraph" style:parent-style-name="Table_20_Contents">
      <style:text-properties style:use-window-font-color="true" fo:font-size="10pt" fo:background-color="transparent"/>
    </style:style>
    <style:style style:name="P8" style:family="paragraph" style:parent-style-name="Default_20_Text" style:list-style-name="L1"/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style:num-suffix="." text:bullet-char="•">
        <style:list-level-properties text:min-label-width="0.1965in"/>
        <style:text-properties style:font-name="Tahoma"/>
      </text:list-level-style-bullet>
      <text:list-level-style-bullet text:level="2" text:style-name="Bullet_20_Symbols" style:num-suffix="." text:bullet-char="•">
        <style:list-level-properties text:space-before="0.1965in" text:min-label-width="0.1965in"/>
        <style:text-properties style:font-name="Tahoma"/>
      </text:list-level-style-bullet>
      <text:list-level-style-bullet text:level="3" text:style-name="Bullet_20_Symbols" style:num-suffix="." text:bullet-char="•">
        <style:list-level-properties text:space-before="0.3933in" text:min-label-width="0.1965in"/>
        <style:text-properties style:font-name="Tahoma"/>
      </text:list-level-style-bullet>
      <text:list-level-style-bullet text:level="4" text:style-name="Bullet_20_Symbols" style:num-suffix="." text:bullet-char="•">
        <style:list-level-properties text:space-before="0.5898in" text:min-label-width="0.1965in"/>
        <style:text-properties style:font-name="Tahoma"/>
      </text:list-level-style-bullet>
      <text:list-level-style-bullet text:level="5" text:style-name="Bullet_20_Symbols" style:num-suffix="." text:bullet-char="•">
        <style:list-level-properties text:space-before="0.7862in" text:min-label-width="0.1965in"/>
        <style:text-properties style:font-name="Tahoma"/>
      </text:list-level-style-bullet>
      <text:list-level-style-bullet text:level="6" text:style-name="Bullet_20_Symbols" style:num-suffix="." text:bullet-char="•">
        <style:list-level-properties text:space-before="0.9827in" text:min-label-width="0.1965in"/>
        <style:text-properties style:font-name="Tahoma"/>
      </text:list-level-style-bullet>
      <text:list-level-style-bullet text:level="7" text:style-name="Bullet_20_Symbols" style:num-suffix="." text:bullet-char="•">
        <style:list-level-properties text:space-before="1.1791in" text:min-label-width="0.1965in"/>
        <style:text-properties style:font-name="Tahoma"/>
      </text:list-level-style-bullet>
      <text:list-level-style-bullet text:level="8" text:style-name="Bullet_20_Symbols" style:num-suffix="." text:bullet-char="•">
        <style:list-level-properties text:space-before="1.3756in" text:min-label-width="0.1965in"/>
        <style:text-properties style:font-name="Tahoma"/>
      </text:list-level-style-bullet>
      <text:list-level-style-bullet text:level="9" text:style-name="Bullet_20_Symbols" style:num-suffix="." text:bullet-char="•">
        <style:list-level-properties text:space-before="1.5724in" text:min-label-width="0.1965in"/>
        <style:text-properties style:font-name="Tahoma"/>
      </text:list-level-style-bullet>
      <text:list-level-style-bullet text:level="10" text:style-name="Bullet_20_Symbols" style:num-suffix="." text:bullet-char="•">
        <style:list-level-properties text:space-before="1.7689in" text:min-label-width="0.1965in"/>
        <style:text-properties style:font-name="Tahoma"/>
      </text:list-level-style-bullet>
    </text:list-style>
    <number:number-style style:name="N0">
      <number:number number:min-integer-digits="1"/>
    </number:number-style>
    <number:percentage-style style:name="N10">
      <number:number number:decimal-places="0" number:min-integer-digits="1" number:grouping="true"/>
      <number:text>%</number:text>
    </number:percentag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<text:span text:style-name="T2">P= </text:span>number of variables , C or inverse covariance is PxP</text:p>
      <text:p text:style-name="Default_20_Text"/>
      <text:p text:style-name="Default_20_Text"><text:span text:style-name="T2">N</text:span>=number of observations </text:p>
      <text:p text:style-name="Default_20_Text"/>
      <text:p text:style-name="Default_20_Text"><text:span text:style-name="T2">Sparsity</text:span>= the percent of nondiagonal elements that are non-zero, for example for a 10*10</text:p>
      <text:p text:style-name="Default_20_Text">C matrix with total 45 <text:s/>nonzero elements, <text:s text:c="2"/>sparsity= <text:s/>35/90</text:p>
      <text:p text:style-name="Default_20_Text"/>
      <text:p text:style-name="Default_20_Text"><text:span text:style-name="T2">L_obj</text:span>= The lambda that maximize our objective function </text:p>
      <text:p text:style-name="Default_20_Text">our objective function is the joint likelihood of <text:s/>lambda and C</text:p>
      <text:p text:style-name="Default_20_Text"/>
      <text:p text:style-name="Default_20_Text"><text:span text:style-name="T2">L_B</text:span>=the lambda suggested by Banerjee</text:p>
      <text:p text:style-name="Default_20_Text"/>
      <text:p text:style-name="Default_20_Text"><text:span text:style-name="T2">L_P</text:span>= the lambda that minimized the prediction error on test data</text:p>
      <text:p text:style-name="Default_20_Text"/>
      <text:p text:style-name="Default_20_Text">L-cv: lambda that maximize the penalized log likelihood in 5 fold cross validation</text:p>
      <text:p text:style-name="Default_20_Text"/>
      <text:p text:style-name="Default_20_Text"><text:span text:style-name="T2">FP</text:span>= False positives of the learned inverse covariance</text:p>
      <text:p text:style-name="P3"/>
      <text:p text:style-name="Default_20_Text"><text:span text:style-name="T2">FN</text:span>=False negatives of the learned inverse covariance</text:p>
      <text:p text:style-name="Default_20_Text"/>
      <text:p text:style-name="Default_20_Text">F=FP+FN</text:p>
      <text:p text:style-name="Default_20_Text"/>
      <text:p text:style-name="Default_20_Text"><text:span text:style-name="T2">R=</text:span> (TP- P) / FP <text:s text:c="3"/>the ration of nondiagonal nonzero estimated elements over False positives. <text:s/>0/0 is considered zero </text:p>
      <text:p text:style-name="Default_20_Text"/>
      <text:p text:style-name="Default_20_Text"><text:span text:style-name="T2">c</text:span>: convergence of line search</text:p>
      <text:p text:style-name="Default_20_Text"/>
      <text:p text:style-name="Default_20_Text">PE: <text:s/>Squared error of prediction on the test set</text:p>
      <text:p text:style-name="Default_20_Text"/>
      <text:p text:style-name="Default_20_Text">ROC: min(FP,FN) / max(FP,FN) we prefer this to be closer to one</text:p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header-rows>
          <table:table-row>
            <table:table-cell table:style-name="Table3.A1" office:value-type="string">
              <text:p text:style-name="P4">P</text:p>
            </table:table-cell>
            <table:table-cell table:style-name="Table3.A1" office:value-type="string">
              <text:p text:style-name="P4">Sparsity</text:p>
            </table:table-cell>
            <table:table-cell table:style-name="Table3.A1" office:value-type="string">
              <text:p text:style-name="P4">N</text:p>
            </table:table-cell>
            <table:table-cell table:style-name="Table3.A1" office:value-type="string">
              <text:p text:style-name="P4">L</text:p>
            </table:table-cell>
            <table:table-cell table:style-name="Table3.A1" office:value-type="string">
              <text:p text:style-name="P4">FP</text:p>
            </table:table-cell>
            <table:table-cell table:style-name="Table3.A1" office:value-type="string">
              <text:p text:style-name="P4">FN</text:p>
            </table:table-cell>
            <table:table-cell table:style-name="Table3.A1" office:value-type="string">
              <text:p text:style-name="P4">F</text:p>
            </table:table-cell>
            <table:table-cell table:style-name="Table3.A1" office:value-type="string">
              <text:p text:style-name="P4">R</text:p>
            </table:table-cell>
            <table:table-cell table:style-name="Table3.A1" office:value-type="string">
              <text:p text:style-name="P4">PE</text:p>
            </table:table-cell>
            <table:table-cell table:style-name="Table3.J1" office:value-type="string">
              <text:p text:style-name="P4">roc</text:p>
            </table:table-cell>
          </table:table-row>
        </table:table-header-rows>
        <table:table-row>
          <table:table-cell table:style-name="Table3.A2" office:value-type="float" office:value="100">
            <text:p text:style-name="P5">100</text:p>
          </table:table-cell>
          <table:table-cell table:style-name="Table3.B2" office:value-type="string">
            <text:p text:style-name="P5">16%</text:p>
            <text:p text:style-name="P5">2086/10000</text:p>
          </table:table-cell>
          <table:table-cell table:style-name="Table3.A2" office:value-type="float" office:value="30">
            <text:p text:style-name="P5">30</text:p>
          </table:table-cell>
          <table:table-cell table:number-columns-spanned="7">
            <table:table table:is-sub-table="true">
              <table:table-column table:style-name="Table3.D2.1"/>
              <table:table-column table:style-name="Table3.D2.2"/>
              <table:table-column table:style-name="Table3.D2.3"/>
              <table:table-column table:style-name="Table3.F"/>
              <table:table-column table:style-name="Table3.G"/>
              <table:table-column table:style-name="Table3.H"/>
              <table:table-column table:style-name="Table3.I"/>
              <table:table-column table:style-name="Table3.J"/>
              <table:table-row>
                <table:table-cell table:style-name="Table3.D2.1.1" office:value-type="string">
                  <text:p text:style-name="P6">L_obj= </text:p>
                </table:table-cell>
                <table:table-cell table:style-name="Table3.A2" office:value-type="float" office:value="1040">
                  <text:p text:style-name="P6">1040</text:p>
                </table:table-cell>
                <table:table-cell table:style-name="Table3.A2" office:value-type="float" office:value="72">
                  <text:p text:style-name="P6">72</text:p>
                </table:table-cell>
                <table:table-cell table:style-name="Table3.A2" office:value-type="float" office:value="1968">
                  <text:p text:style-name="P6">1968</text:p>
                </table:table-cell>
                <table:table-cell table:style-name="Table3.D2.5.1" office:value-type="float" office:value="2040">
                  <text:p text:style-name="P6">2040</text:p>
                </table:table-cell>
                <table:table-cell table:style-name="Table3.D2.5.1" office:value-type="float" office:value="0.25">
                  <text:p text:style-name="P6">0.25</text:p>
                </table:table-cell>
                <table:table-cell table:style-name="Table3.D2.5.1" office:value-type="float" office:value="6.4">
                  <text:p text:style-name="P6">6.4</text:p>
                </table:table-cell>
                <table:table-cell table:style-name="Table3.D2.8.1" office:value-type="float" office:value="0.04">
                  <text:p text:style-name="P5">0.04</text:p>
                </table:table-cell>
              </table:table-row>
              <table:table-row>
                <table:table-cell table:style-name="Table3.D2.1.1" office:value-type="string">
                  <text:p text:style-name="P5">L_cv=</text:p>
                </table:table-cell>
                <table:table-cell table:style-name="Table3.A2" office:value-type="float" office:value="1.5">
                  <text:p text:style-name="P5">1.5</text:p>
                </table:table-cell>
                <table:table-cell table:style-name="Table3.A2" office:value-type="float" office:value="2636">
                  <text:p text:style-name="P5">2636</text:p>
                </table:table-cell>
                <table:table-cell table:style-name="Table3.A2" office:value-type="float" office:value="942">
                  <text:p text:style-name="P5">942</text:p>
                </table:table-cell>
                <table:table-cell table:style-name="Table3.D2.5.1" office:value-type="float" office:value="3578">
                  <text:p text:style-name="P5">3578</text:p>
                </table:table-cell>
                <table:table-cell table:style-name="Table3.D2.5.1" office:value-type="float" office:value="0.39">
                  <text:p text:style-name="P5">0.39</text:p>
                </table:table-cell>
                <table:table-cell table:style-name="Table3.D2.5.1" office:value-type="float" office:value="0.48">
                  <text:p text:style-name="P5">0.48</text:p>
                </table:table-cell>
                <table:table-cell table:style-name="Table3.D2.8.1" office:value-type="float" office:value="0.3">
                  <text:p text:style-name="P5">0.3</text:p>
                </table:table-cell>
              </table:table-row>
              <table:table-row>
                <table:table-cell table:style-name="Table3.D2.1.1" office:value-type="string">
                  <text:p text:style-name="P5">L_B=</text:p>
                </table:table-cell>
                <table:table-cell table:style-name="Table3.A2" office:value-type="float" office:value="2240">
                  <text:p text:style-name="P5">2240</text:p>
                </table:table-cell>
                <table:table-cell table:style-name="Table3.A2" office:value-type="float" office:value="8">
                  <text:p text:style-name="P5">8</text:p>
                </table:table-cell>
                <table:table-cell table:style-name="Table3.A2" office:value-type="float" office:value="2082">
                  <text:p text:style-name="P5">2082</text:p>
                </table:table-cell>
                <table:table-cell table:style-name="Table3.D2.5.1" office:value-type="float" office:value="2090">
                  <text:p text:style-name="P5">2090</text:p>
                </table:table-cell>
                <table:table-cell table:style-name="Table3.D2.5.1" office:value-type="float" office:value="0.5">
                  <text:p text:style-name="P5">0.5</text:p>
                </table:table-cell>
                <table:table-cell table:style-name="Table3.D2.5.1" office:value-type="float" office:value="6.4">
                  <text:p text:style-name="P5">6.4</text:p>
                </table:table-cell>
                <table:table-cell table:style-name="Table3.D2.8.3" office:value-type="string">
                  <text:p text:style-name="P5">0/004 *</text:p>
                </table:table-cell>
              </table:table-row>
              <table:table-row>
                <table:table-cell table:style-name="Table3.D2.1.1" office:value-type="string">
                  <text:p text:style-name="P5">L_P=</text:p>
                </table:table-cell>
                <table:table-cell table:style-name="Table3.A2" office:value-type="float" office:value="1">
                  <text:p text:style-name="P5">1</text:p>
                </table:table-cell>
                <table:table-cell table:style-name="Table3.A2" office:value-type="float" office:value="2938">
                  <text:p text:style-name="P5">2938</text:p>
                </table:table-cell>
                <table:table-cell table:style-name="Table3.A2" office:value-type="float" office:value="967">
                  <text:p text:style-name="P5">967</text:p>
                </table:table-cell>
                <table:table-cell table:style-name="Table3.A2" office:value-type="float" office:value="3905">
                  <text:p text:style-name="P5">3905</text:p>
                </table:table-cell>
                <table:table-cell table:style-name="Table3.A2" office:value-type="float" office:value="0.34">
                  <text:p text:style-name="P5">0.34</text:p>
                </table:table-cell>
                <table:table-cell table:style-name="Table3.A2" office:value-type="float" office:value="0.47">
                  <text:p text:style-name="P5">0.47</text:p>
                </table:table-cell>
                <table:table-cell table:style-name="Table3.D2.8.4" office:value-type="float" office:value="0.3">
                  <text:p text:style-name="P5">0.3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float" office:value="100">
            <text:p text:style-name="P5">100</text:p>
          </table:table-cell>
          <table:table-cell table:style-name="Table3.B2" office:value-type="string">
            <text:p text:style-name="P5">16%</text:p>
            <text:p text:style-name="P5"/>
          </table:table-cell>
          <table:table-cell table:style-name="Table3.A2" office:value-type="float" office:value="50">
            <text:p text:style-name="P5">50</text:p>
          </table:table-cell>
          <table:table-cell table:number-columns-spanned="7">
            <table:table table:is-sub-table="true">
              <table:table-column table:style-name="Table3.D2.1"/>
              <table:table-column table:style-name="Table3.D2.2"/>
              <table:table-column table:style-name="Table3.D2.3"/>
              <table:table-column table:style-name="Table3.F"/>
              <table:table-column table:style-name="Table3.G"/>
              <table:table-column table:style-name="Table3.H"/>
              <table:table-column table:style-name="Table3.I"/>
              <table:table-column table:style-name="Table3.J"/>
              <table:table-row>
                <table:table-cell table:style-name="Table3.D2.1.1" office:value-type="string">
                  <text:p text:style-name="P6">L_obj= </text:p>
                </table:table-cell>
                <table:table-cell table:style-name="Table3.A2" office:value-type="float" office:value="1020">
                  <text:p text:style-name="P6">1020</text:p>
                </table:table-cell>
                <table:table-cell table:style-name="Table3.A2" office:value-type="float" office:value="202">
                  <text:p text:style-name="P6">202</text:p>
                </table:table-cell>
                <table:table-cell table:style-name="Table3.A2" office:value-type="float" office:value="1938">
                  <text:p text:style-name="P6">1938</text:p>
                </table:table-cell>
                <table:table-cell table:style-name="Table3.A2" office:value-type="float" office:value="2140">
                  <text:p text:style-name="P6">2140</text:p>
                </table:table-cell>
                <table:table-cell table:style-name="Table3.A2" office:value-type="float" office:value="0.24">
                  <text:p text:style-name="P6">0.24</text:p>
                </table:table-cell>
                <table:table-cell table:style-name="Table3.A2" office:value-type="float" office:value="5.7">
                  <text:p text:style-name="P6">5.7</text:p>
                </table:table-cell>
                <table:table-cell table:style-name="Table3.D2.8.4" office:value-type="float" office:value="0.1">
                  <text:p text:style-name="P5">0.1</text:p>
                </table:table-cell>
              </table:table-row>
              <table:table-row>
                <table:table-cell table:style-name="Table3.D2.1.1" office:value-type="string">
                  <text:p text:style-name="P5">L_cv=</text:p>
                </table:table-cell>
                <table:table-cell table:style-name="Table3.A2" office:value-type="float" office:value="0.6">
                  <text:p text:style-name="P5">0.6</text:p>
                </table:table-cell>
                <table:table-cell table:style-name="Table3.A2" office:value-type="float" office:value="3476">
                  <text:p text:style-name="P5">3476</text:p>
                </table:table-cell>
                <table:table-cell table:style-name="Table3.A2" office:value-type="float" office:value="67">
                  <text:p text:style-name="P5">67</text:p>
                </table:table-cell>
                <table:table-cell table:style-name="Table3.A2" office:value-type="float" office:value="3543">
                  <text:p text:style-name="P5">3543</text:p>
                </table:table-cell>
                <table:table-cell table:style-name="Table3.A2" office:value-type="float" office:value="0.5">
                  <text:p text:style-name="P5">0.5</text:p>
                </table:table-cell>
                <table:table-cell table:style-name="Table3.A2" office:value-type="float" office:value="0.19">
                  <text:p text:style-name="P5">0.19</text:p>
                </table:table-cell>
                <table:table-cell table:style-name="Table3.D2.8.4" office:value-type="float" office:value="0.02">
                  <text:p text:style-name="P5">0.02</text:p>
                </table:table-cell>
              </table:table-row>
              <table:table-row>
                <table:table-cell table:style-name="Table3.D2.1.1" office:value-type="string">
                  <text:p text:style-name="P5">L_B=</text:p>
                </table:table-cell>
                <table:table-cell table:style-name="Table3.A2" office:value-type="float" office:value="3085">
                  <text:p text:style-name="P5">3085</text:p>
                </table:table-cell>
                <table:table-cell table:style-name="Table3.A2" office:value-type="float" office:value="18">
                  <text:p text:style-name="P5">18</text:p>
                </table:table-cell>
                <table:table-cell table:style-name="Table3.A2" office:value-type="float" office:value="2078">
                  <text:p text:style-name="P5">2078</text:p>
                </table:table-cell>
                <table:table-cell table:style-name="Table3.A2" office:value-type="float" office:value="2096">
                  <text:p text:style-name="P5">2096</text:p>
                </table:table-cell>
                <table:table-cell table:style-name="Table3.A2" office:value-type="float" office:value="0.4">
                  <text:p text:style-name="P5">0.4</text:p>
                </table:table-cell>
                <table:table-cell table:style-name="Table3.A2" office:value-type="float" office:value="5.7">
                  <text:p text:style-name="P5">5.7</text:p>
                </table:table-cell>
                <table:table-cell table:style-name="Table3.D3.8.3" office:value-type="string">
                  <text:p text:style-name="P5">0/008</text:p>
                </table:table-cell>
              </table:table-row>
              <table:table-row>
                <table:table-cell table:style-name="Table3.D2.1.1" office:value-type="string">
                  <text:p text:style-name="P5">L_P=</text:p>
                </table:table-cell>
                <table:table-cell table:style-name="Table3.A2" office:value-type="float" office:value="0.2">
                  <text:p text:style-name="P5">0.2</text:p>
                </table:table-cell>
                <table:table-cell table:style-name="Table3.A2" office:value-type="float" office:value="4690">
                  <text:p text:style-name="P5">4690</text:p>
                </table:table-cell>
                <table:table-cell table:style-name="Table3.A2" office:value-type="float" office:value="3">
                  <text:p text:style-name="P5">3</text:p>
                </table:table-cell>
                <table:table-cell table:style-name="Table3.A2" office:value-type="float" office:value="4693">
                  <text:p text:style-name="P5">4693</text:p>
                </table:table-cell>
                <table:table-cell table:style-name="Table3.A2" office:value-type="float" office:value="0.4">
                  <text:p text:style-name="P5">0.4</text:p>
                </table:table-cell>
                <table:table-cell table:style-name="Table3.A2" office:value-type="float" office:value="0.17">
                  <text:p text:style-name="P5">0.17</text:p>
                </table:table-cell>
                <table:table-cell table:style-name="Table3.D3.8.4" office:value-type="string">
                  <text:p text:style-name="P5">0/0006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>
            <table:table table:is-sub-table="true">
              <table:table-column table:style-name="Table3.A"/>
              <table:table-row table:style-name="Table3.A4.1">
                <table:table-cell table:style-name="Table3.A2" office:value-type="float" office:value="100">
                  <text:p text:style-name="P5">100</text:p>
                </table:table-cell>
              </table:table-row>
              <table:table-row table:style-name="Table3.A4.1">
                <table:table-cell table:style-name="Table3.B2" office:value-type="string">
                  <text:p text:style-name="P5">100</text:p>
                  <text:p text:style-name="P5"/>
                  <text:p text:style-name="P5"/>
                  <text:p text:style-name="P5"/>
                </table:table-cell>
              </table:table-row>
              <table:table-row table:style-name="Table3.A4.1">
                <table:table-cell table:style-name="Table3.A4.1.3" office:value-type="float" office:value="100">
                  <text:p text:style-name="P5">100</text:p>
                </table:table-cell>
              </table:table-row>
            </table:table>
          </table:table-cell>
          <table:table-cell>
            <table:table table:is-sub-table="true">
              <table:table-column table:style-name="Table3.B"/>
              <table:table-row table:style-name="Table3.A4.1">
                <table:table-cell table:style-name="Table3.B4.1.1" office:value-type="percentage" office:value="0.16">
                  <text:p text:style-name="P5">16%</text:p>
                </table:table-cell>
              </table:table-row>
              <table:table-row table:style-name="Table3.A4.1">
                <table:table-cell table:style-name="Table3.B2" office:value-type="string">
                  <text:p text:style-name="P5">16%</text:p>
                  <text:p text:style-name="P5"/>
                  <text:p text:style-name="P5"/>
                  <text:p text:style-name="P5"/>
                </table:table-cell>
              </table:table-row>
              <table:table-row table:style-name="Table3.A4.1">
                <table:table-cell table:style-name="Table3.B4.1.3" office:value-type="percentage" office:value="0.16">
                  <text:p text:style-name="P5">16%</text:p>
                </table:table-cell>
              </table:table-row>
            </table:table>
          </table:table-cell>
          <table:table-cell>
            <table:table table:is-sub-table="true">
              <table:table-column table:style-name="Table3.C"/>
              <table:table-row table:style-name="Table3.A4.1">
                <table:table-cell table:style-name="Table3.A2" office:value-type="float" office:value="100">
                  <text:p text:style-name="P5">100</text:p>
                </table:table-cell>
              </table:table-row>
              <table:table-row table:style-name="Table3.A4.1">
                <table:table-cell table:style-name="Table3.B2" office:value-type="string">
                  <text:p text:style-name="P5">500</text:p>
                  <text:p text:style-name="P5"/>
                  <text:p text:style-name="P5"/>
                  <text:p text:style-name="P5"/>
                </table:table-cell>
              </table:table-row>
              <table:table-row table:style-name="Table3.A4.1">
                <table:table-cell table:style-name="Table3.A4.1.3" office:value-type="float" office:value="0">
                  <text:p text:style-name="P5"/>
                </table:table-cell>
              </table:table-row>
            </table:table>
          </table:table-cell>
          <table:table-cell table:number-columns-spanned="7">
            <table:table table:is-sub-table="true">
              <table:table-column table:style-name="Table3.D2.1"/>
              <table:table-column table:style-name="Table3.D2.2"/>
              <table:table-column table:style-name="Table3.D2.3"/>
              <table:table-column table:style-name="Table3.F"/>
              <table:table-column table:style-name="Table3.G"/>
              <table:table-column table:style-name="Table3.H"/>
              <table:table-column table:style-name="Table3.I"/>
              <table:table-column table:style-name="Table3.J"/>
              <table:table-row>
                <table:table-cell table:style-name="Table3.D2.1.1" office:value-type="string">
                  <text:p text:style-name="P6">L_obj= </text:p>
                </table:table-cell>
                <table:table-cell table:style-name="Table3.A2" office:value-type="float" office:value="936">
                  <text:p text:style-name="P6">936</text:p>
                </table:table-cell>
                <table:table-cell table:style-name="Table3.A2" office:value-type="float" office:value="356">
                  <text:p text:style-name="P6">356</text:p>
                </table:table-cell>
                <table:table-cell table:style-name="Table3.A2" office:value-type="float" office:value="1864">
                  <text:p text:style-name="P6">1864</text:p>
                </table:table-cell>
                <table:table-cell table:style-name="Table3.A2" office:value-type="float" office:value="2220">
                  <text:p text:style-name="P6">2220</text:p>
                </table:table-cell>
                <table:table-cell table:style-name="Table3.A2" office:value-type="float" office:value="0.34">
                  <text:p text:style-name="P6">0.34</text:p>
                </table:table-cell>
                <table:table-cell table:style-name="Table3.A2" office:value-type="float" office:value="5">
                  <text:p text:style-name="P6">5</text:p>
                </table:table-cell>
                <table:table-cell table:style-name="Table3.D2.8.4" office:value-type="float" office:value="0.2">
                  <text:p text:style-name="P5">0.2</text:p>
                </table:table-cell>
              </table:table-row>
              <table:table-row>
                <table:table-cell table:style-name="Table3.D2.1.1" office:value-type="string">
                  <text:p text:style-name="P5">L_cv=</text:p>
                </table:table-cell>
                <table:table-cell table:style-name="Table3.A2" office:value-type="float" office:value="0.5">
                  <text:p text:style-name="P5">0.5</text:p>
                </table:table-cell>
                <table:table-cell table:style-name="Table3.A2" office:value-type="float" office:value="5274">
                  <text:p text:style-name="P5">5274</text:p>
                </table:table-cell>
                <table:table-cell table:style-name="Table3.A2" office:value-type="float" office:value="136">
                  <text:p text:style-name="P5">136</text:p>
                </table:table-cell>
                <table:table-cell table:style-name="Table3.A2" office:value-type="float" office:value="5410">
                  <text:p text:style-name="P5">5410</text:p>
                </table:table-cell>
                <table:table-cell table:style-name="Table3.A2" office:value-type="float" office:value="0.35">
                  <text:p text:style-name="P5">0.35</text:p>
                </table:table-cell>
                <table:table-cell table:style-name="Table3.A2" office:value-type="float" office:value="0.22">
                  <text:p text:style-name="P5">0.22</text:p>
                </table:table-cell>
                <table:table-cell table:style-name="Table3.D2.8.4" office:value-type="float" office:value="0.02">
                  <text:p text:style-name="P5">0.02</text:p>
                </table:table-cell>
              </table:table-row>
              <table:table-row>
                <table:table-cell table:style-name="Table3.D2.1.1" office:value-type="string">
                  <text:p text:style-name="P5">L_B=</text:p>
                </table:table-cell>
                <table:table-cell table:style-name="Table3.A2" office:value-type="float" office:value="5468">
                  <text:p text:style-name="P5">5468</text:p>
                </table:table-cell>
                <table:table-cell table:style-name="Table3.A2" office:value-type="float" office:value="32">
                  <text:p text:style-name="P5">32</text:p>
                </table:table-cell>
                <table:table-cell table:style-name="Table3.A2" office:value-type="float" office:value="1976">
                  <text:p text:style-name="P5">1976</text:p>
                </table:table-cell>
                <table:table-cell table:style-name="Table3.A2" office:value-type="float" office:value="2008">
                  <text:p text:style-name="P5">2008</text:p>
                </table:table-cell>
                <table:table-cell table:style-name="Table3.A2" office:value-type="float" office:value="0.31">
                  <text:p text:style-name="P5">0.31</text:p>
                </table:table-cell>
                <table:table-cell table:style-name="Table3.A2" office:value-type="float" office:value="6.2">
                  <text:p text:style-name="P5">6.2</text:p>
                </table:table-cell>
                <table:table-cell table:style-name="Table3.D2.8.4" office:value-type="float" office:value="0.01">
                  <text:p text:style-name="P5">0.01</text:p>
                </table:table-cell>
              </table:table-row>
              <table:table-row>
                <table:table-cell table:style-name="Table3.D2.1.1" office:value-type="string">
                  <text:p text:style-name="P5">L_P=</text:p>
                </table:table-cell>
                <table:table-cell table:style-name="Table3.A2" office:value-type="float" office:value="0.5">
                  <text:p text:style-name="P5">0.5</text:p>
                </table:table-cell>
                <table:table-cell table:style-name="Table3.A2" office:value-type="float" office:value="5274">
                  <text:p text:style-name="P5">5274</text:p>
                </table:table-cell>
                <table:table-cell table:style-name="Table3.A2" office:value-type="float" office:value="136">
                  <text:p text:style-name="P5">136</text:p>
                </table:table-cell>
                <table:table-cell table:style-name="Table3.A2" office:value-type="float" office:value="5410">
                  <text:p text:style-name="P5">5410</text:p>
                </table:table-cell>
                <table:table-cell table:style-name="Table3.A2" office:value-type="float" office:value="0.35">
                  <text:p text:style-name="P5">0.35</text:p>
                </table:table-cell>
                <table:table-cell table:style-name="Table3.A2" office:value-type="float" office:value="0.22">
                  <text:p text:style-name="P5">0.22</text:p>
                </table:table-cell>
                <table:table-cell table:style-name="Table3.D2.8.4" office:value-type="float" office:value="0.02">
                  <text:p text:style-name="P5">0.02</text:p>
                </table:table-cell>
              </table:table-row>
              <table:table-row>
                <table:table-cell table:style-name="Table3.D2.1.1" office:value-type="string">
                  <text:p text:style-name="P6">L_obj= </text:p>
                </table:table-cell>
                <table:table-cell table:style-name="Table3.A2" office:value-type="float" office:value="20">
                  <text:p text:style-name="P6">20</text:p>
                </table:table-cell>
                <table:table-cell table:style-name="Table3.A2" office:value-type="float" office:value="2456">
                  <text:p text:style-name="P6">2456</text:p>
                </table:table-cell>
                <table:table-cell table:style-name="Table3.A2" office:value-type="float" office:value="461">
                  <text:p text:style-name="P6">461</text:p>
                </table:table-cell>
                <table:table-cell table:style-name="Table3.A2" office:value-type="float" office:value="2917">
                  <text:p text:style-name="P6">2917</text:p>
                </table:table-cell>
                <table:table-cell table:style-name="Table3.A2" office:value-type="float" office:value="0.62">
                  <text:p text:style-name="P6">0.62</text:p>
                </table:table-cell>
                <table:table-cell table:style-name="Table3.A2" office:value-type="float" office:value="0.25">
                  <text:p text:style-name="P6">0.25</text:p>
                </table:table-cell>
                <table:table-cell table:style-name="Table3.D2.8.4" office:value-type="float" office:value="0.19">
                  <text:p text:style-name="P5">0.19</text:p>
                </table:table-cell>
              </table:table-row>
              <table:table-row>
                <table:table-cell table:style-name="Table3.D2.1.1" office:value-type="string">
                  <text:p text:style-name="P5">L_cv=</text:p>
                </table:table-cell>
                <table:table-cell table:style-name="Table3.B2" office:value-type="string">
                  <text:p text:style-name="P5">&lt;0.2</text:p>
                </table:table-cell>
                <table:table-cell table:style-name="Table3.A2" office:value-type="float" office:value="7366">
                  <text:p text:style-name="P5">7366</text:p>
                </table:table-cell>
                <table:table-cell table:style-name="Table3.A2" office:value-type="float" office:value="0">
                  <text:p text:style-name="P5">0</text:p>
                </table:table-cell>
                <table:table-cell table:style-name="Table3.A2" office:value-type="float" office:value="7366">
                  <text:p text:style-name="P5">7366</text:p>
                </table:table-cell>
                <table:table-cell table:style-name="Table3.A2" office:value-type="float" office:value="0.26">
                  <text:p text:style-name="P5">0.26</text:p>
                </table:table-cell>
                <table:table-cell table:style-name="Table3.A2" office:value-type="float" office:value="0.17">
                  <text:p text:style-name="P5">0.17</text:p>
                </table:table-cell>
                <table:table-cell table:style-name="Table3.D2.8.4" office:value-type="float" office:value="0">
                  <text:p text:style-name="P5">0</text:p>
                </table:table-cell>
              </table:table-row>
              <table:table-row>
                <table:table-cell table:style-name="Table3.D2.1.1" office:value-type="string">
                  <text:p text:style-name="P5">L_B=</text:p>
                </table:table-cell>
                <table:table-cell table:style-name="Table3.A2" office:value-type="float" office:value="13450">
                  <text:p text:style-name="P5">13450</text:p>
                </table:table-cell>
                <table:table-cell table:style-name="Table3.A2" office:value-type="float" office:value="174">
                  <text:p text:style-name="P5">174</text:p>
                </table:table-cell>
                <table:table-cell table:style-name="Table3.A2" office:value-type="float" office:value="1940">
                  <text:p text:style-name="P5">1940</text:p>
                </table:table-cell>
                <table:table-cell table:style-name="Table3.A2" office:value-type="float" office:value="2114">
                  <text:p text:style-name="P5">2114</text:p>
                </table:table-cell>
                <table:table-cell table:style-name="Table3.A2" office:value-type="float" office:value="0.26">
                  <text:p text:style-name="P5">0.26</text:p>
                </table:table-cell>
                <table:table-cell table:style-name="Table3.A2" office:value-type="float" office:value="6.07">
                  <text:p text:style-name="P5">6.07</text:p>
                </table:table-cell>
                <table:table-cell table:style-name="Table3.D2.8.4" office:value-type="float" office:value="0.08">
                  <text:p text:style-name="P5">0.08</text:p>
                </table:table-cell>
              </table:table-row>
              <table:table-row>
                <table:table-cell table:style-name="Table3.D2.1.1" office:value-type="string">
                  <text:p text:style-name="P5">L_P=</text:p>
                </table:table-cell>
                <table:table-cell table:style-name="Table3.A2" office:value-type="float" office:value="1.4">
                  <text:p text:style-name="P5">1.4</text:p>
                </table:table-cell>
                <table:table-cell table:style-name="Table3.A2" office:value-type="float" office:value="5314">
                  <text:p text:style-name="P5">5314</text:p>
                </table:table-cell>
                <table:table-cell table:style-name="Table3.A2" office:value-type="float" office:value="4">
                  <text:p text:style-name="P5">4</text:p>
                </table:table-cell>
                <table:table-cell table:style-name="Table3.A2" office:value-type="float" office:value="5318">
                  <text:p text:style-name="P5">5318</text:p>
                </table:table-cell>
                <table:table-cell table:style-name="Table3.A2" office:value-type="float" office:value="0.37">
                  <text:p text:style-name="P5">0.37</text:p>
                </table:table-cell>
                <table:table-cell table:style-name="Table3.A2" office:value-type="float" office:value="0.17">
                  <text:p text:style-name="P5">0.17</text:p>
                </table:table-cell>
                <table:table-cell table:style-name="Table3.D3.8.3" office:value-type="string">
                  <text:p text:style-name="P5">0/0007</text:p>
                </table:table-cell>
              </table:table-row>
              <table:table-row table:style-name="Table3.D4.9">
                <table:table-cell table:style-name="Table3.D2.1.1" office:value-type="string">
                  <text:p text:style-name="P5">L_obj= </text:p>
                </table:table-cell>
                <table:table-cell table:style-name="Table3.A2" office:value-type="float" office:value="0">
                  <text:p text:style-name="P5"/>
                </table:table-cell>
                <table:table-cell table:style-name="Table3.A2" office:value-type="float" office:value="0">
                  <text:p text:style-name="P5"/>
                </table:table-cell>
                <table:table-cell table:style-name="Table3.A2" office:value-type="float" office:value="0">
                  <text:p text:style-name="P5"/>
                </table:table-cell>
                <table:table-cell table:style-name="Table3.A2" office:value-type="float" office:value="0">
                  <text:p text:style-name="P5"/>
                </table:table-cell>
                <table:table-cell table:style-name="Table3.A2" office:value-type="float" office:value="0">
                  <text:p text:style-name="P5"/>
                </table:table-cell>
                <table:table-cell table:style-name="Table3.D2.1.1" office:value-type="string">
                  <text:p text:style-name="P7"/>
                </table:table-cell>
                <table:table-cell table:style-name="Table3.D3.8.4" office:value-type="string">
                  <text:p text:style-name="P7"/>
                </table:table-cell>
              </table:table-row>
              <table:table-row table:style-name="Table3.D4.9">
                <table:table-cell table:style-name="Table3.D2.1.1" office:value-type="string">
                  <text:p text:style-name="P5">L_cv=</text:p>
                </table:table-cell>
                <table:table-cell table:style-name="Table3.A2" office:value-type="float" office:value="0">
                  <text:p text:style-name="P5"/>
                </table:table-cell>
                <table:table-cell table:style-name="Table3.A2" office:value-type="float" office:value="0">
                  <text:p text:style-name="P5"/>
                </table:table-cell>
                <table:table-cell table:style-name="Table3.A2" office:value-type="float" office:value="0">
                  <text:p text:style-name="P5"/>
                </table:table-cell>
                <table:table-cell table:style-name="Table3.A2" office:value-type="float" office:value="0">
                  <text:p text:style-name="P5"/>
                </table:table-cell>
                <table:table-cell table:style-name="Table3.A2" office:value-type="float" office:value="0">
                  <text:p text:style-name="P5"/>
                </table:table-cell>
                <table:table-cell table:style-name="Table3.D2.1.1" office:value-type="string">
                  <text:p text:style-name="P7"/>
                </table:table-cell>
                <table:table-cell table:style-name="Table3.D3.8.4" office:value-type="string">
                  <text:p text:style-name="P7"/>
                </table:table-cell>
              </table:table-row>
              <table:table-row table:style-name="Table3.D4.9">
                <table:table-cell table:style-name="Table3.D2.1.1" office:value-type="string">
                  <text:p text:style-name="P5">L_B=</text:p>
                </table:table-cell>
                <table:table-cell table:style-name="Table3.A2" office:value-type="float" office:value="0">
                  <text:p text:style-name="P5"/>
                </table:table-cell>
                <table:table-cell table:style-name="Table3.A2" office:value-type="float" office:value="0">
                  <text:p text:style-name="P5"/>
                </table:table-cell>
                <table:table-cell table:style-name="Table3.A2" office:value-type="float" office:value="0">
                  <text:p text:style-name="P5"/>
                </table:table-cell>
                <table:table-cell table:style-name="Table3.A2" office:value-type="float" office:value="0">
                  <text:p text:style-name="P5"/>
                </table:table-cell>
                <table:table-cell table:style-name="Table3.A2" office:value-type="float" office:value="0">
                  <text:p text:style-name="P5"/>
                </table:table-cell>
                <table:table-cell table:style-name="Table3.D2.1.1" office:value-type="string">
                  <text:p text:style-name="P7"/>
                </table:table-cell>
                <table:table-cell table:style-name="Table3.D3.8.4" office:value-type="string">
                  <text:p text:style-name="Table_20_Contents"/>
                </table:table-cell>
              </table:table-row>
              <table:table-row table:style-name="Table3.D4.9">
                <table:table-cell table:style-name="Table3.D4.1.12" office:value-type="string">
                  <text:p text:style-name="P5">L_P=</text:p>
                </table:table-cell>
                <table:table-cell table:style-name="Table3.D4.1.12" office:value-type="string">
                  <text:p text:style-name="P5"/>
                </table:table-cell>
                <table:table-cell table:style-name="Table3.D4.1.12" office:value-type="string">
                  <text:p text:style-name="P5"/>
                </table:table-cell>
                <table:table-cell table:style-name="Table3.D4.1.12" office:value-type="string">
                  <text:p text:style-name="P5"/>
                </table:table-cell>
                <table:table-cell table:style-name="Table3.D4.1.12" office:value-type="string">
                  <text:p text:style-name="P5"/>
                </table:table-cell>
                <table:table-cell table:style-name="Table3.D4.1.12" office:value-type="string">
                  <text:p text:style-name="P5"/>
                </table:table-cell>
                <table:table-cell table:style-name="Table3.D4.1.12" office:value-type="string">
                  <text:p text:style-name="P7"/>
                </table:table-cell>
                <table:table-cell table:style-name="Table3.D4.8.12" office:value-type="string">
                  <text:p text:style-name="Table_20_Contents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Default_20_Text"/>
      <text:p text:style-name="Default_20_Text"/>
      <text:list text:style-name="L1">
        <text:list-item>
          <text:p text:style-name="P8">: 0/004 is 0.004</text:p>
        </text:list-item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font-face-decls>
    <style:font-face style:name="StarSymbol" svg:font-family="StarSymbol" style:font-charset="x-symbol"/>
    <style:font-face style:name="Tahoma" svg:font-family="Tahoma" style:font-charset="x-symbol"/>
    <style:font-face style:name="Tahoma2" svg:font-family="Tahoma"/>
    <style:font-face style:name="Arial" svg:font-family="Arial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art-line-spacing-horizontal="0.1114in" draw:start-line-spacing-vertical="0.1114in" draw:end-line-spacing-horizontal="0.1114in" draw:end-line-spacing-vertical="0.1114in"/>
      <style:paragraph-properties style:text-autospace="ideograph-alpha" style:line-break="strict" style:writing-mode="lr-tb">
        <style:tab-stops/>
      </style:paragraph-properties>
      <style:text-properties style:use-window-font-color="true" style:font-name="Times New Roman" fo:font-size="12pt" fo:language="en" fo:country="US" style:font-name-asian="Arial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remain-char-count="2" fo:hyphenation-push-char-count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none" style:country-asian="none" style:font-name-complex="Tahoma1" style:font-size-complex="12pt" style:language-complex="none" style:country-complex="none" fo:hyphenate="false"/>
    </style:default-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2"/>
    </style:style>
    <style:style style:name="Table_20_Contents" style:display-name="Table Contents" style:family="paragraph" style:parent-style-name="Text_20_Body_20_Sing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2"/>
    </style: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meta>
    <meta:generator>productivity tools   (Win32)</meta:generator>
    <!--645(Build:8693)-->
    <meta:initial-creator>nbanias</meta:initial-creator>
    <meta:creation-date>2008-09-05T09:56:33</meta:creation-date>
    <dc:creator>nbanias</dc:creator>
    <dc:date>2008-09-05T11:49:29</dc:date>
    <dc:language>en-US</dc:language>
    <meta:editing-cycles>2</meta:editing-cycles>
    <meta:editing-duration>PT1M1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245" meta:word-count="308" meta:character-count="1484"/>
  </office:meta>
</office:document-meta>
</file>